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friocorte.com/presentation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mail 101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Derek Car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mailto:goozbach@friocorte.com">goozbach@friocorte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ttp://www.friocorte.com/presentation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>
            <draw:text-box>
              <text:p text:style-name="P3">This presentation licensed under a<text:a xlink:href="http://creativecommons.org/licenses/by-nc-sa/2.5/">Creative Commons By Attribution Share-Alike</text:a> license </text:p>
              <text:p text:style-name="P3"/>
            </draw:text-box>
          </draw:frame>
        </presentation:notes>
      </draw:page>
      <draw:page draw:name="page2" draw:style-name="dp1" draw:master-page-name="Default" presentation:presentation-page-layout-name="AL2T3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DM TLA<text:line-break/><text:span text:style-name="T1">(Too Damn Many Three Letter Acronyms)</text:span></text:p>
          </draw:text-box>
        </draw:frame>
        <draw:frame presentation:style-name="pr4" draw:text-style-name="P4" draw:layer="layout" svg:width="12.296cm" svg:height="13.86cm" svg:x="1.4cm" svg:y="4.914cm" presentation:class="outline">
          <draw:text-box>
            <text:list text:style-name="L4">
              <text:list-item>
                <text:p text:style-name="P4">Protocols</text:p>
              </text:list-item>
            </text:list>
            <text:list text:style-name="L4">
              <text:list-item>
                <text:list>
                  <text:list-item>
                    <text:p text:style-name="P5">SMT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Simple Message/Mail Transport Protoco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LMT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Lightweight Message/Mail Transport Protoco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POP3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Post Office Protoco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IMA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Internet Message Access Protoco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6cm" svg:height="13.86cm" svg:x="14.311cm" svg:y="4.914cm" presentation:class="outline" presentation:user-transformed="true">
          <draw:text-box>
            <text:list text:style-name="L4">
              <text:list-item>
                <text:p text:style-name="P4">Services/Processes</text:p>
              </text:list-item>
            </text:list>
            <text:list text:style-name="L4">
              <text:list-item>
                <text:list>
                  <text:list-item>
                    <text:p text:style-name="P5">M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Message/Mail Transport Ag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U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Mail User Ag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S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Mail Submission Progra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D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Message/Mail Delivery Ag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L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Mailing List Mana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mail Life Cycle</text:p>
          </draw:text-box>
        </draw:frame>
        <draw:frame draw:name="Object 1" draw:style-name="standard" draw:layer="layout" svg:width="24.745cm" svg:height="14.774cm" svg:x="1.27cm" svg:y="4.90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SMTP<text:line-break/>The Protocol that Powers It All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Simple</text:p>
              </text:list-item>
            </text:list>
            <text:list text:style-name="L4">
              <text:list-item>
                <text:list>
                  <text:list-item>
                    <text:p text:style-name="P5">11 core comman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“Plain English” synta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estable using telnet</text:p>
                  </text:list-item>
                </text:list>
              </text:list-item>
            </text:list>
            <text:list text:style-name="L4">
              <text:list-item>
                <text:p text:style-name="P4">Extensible and Scalable</text:p>
              </text:list-item>
            </text:list>
            <text:list text:style-name="L4">
              <text:list-item>
                <text:list>
                  <text:list-item>
                    <text:p text:style-name="P5">Extend functionality easi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Fairly lightweigh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Built in redunda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plementations (MTA) 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Sendmail – de facto standard MTA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Some surveys state up to 70% market share*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Somewhat difficult to configu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Compatible with thousands of add-on packag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">Exim – sendmail replacem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Functions like sendmail, but has a better security recor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">Postfix – drop-in replacement for sendmail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Designed as a suite of daemons as opposed to a monolithic bina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Separation of privileges makes security breaches less likel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">Many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3cm" svg:x="2.159cm" svg:y="13.271cm" presentation:class="notes">
            <draw:text-box>
              <text:p text:style-name="P3">* Numbers may be inflated. Recent survey places sendmail at the top but with only 35%. <text:a xlink:href="http://www.securityspace.com/s_survey/data/man.200605/mxsurvey.html">source</text:a>.</text:p>
              <text:p text:style-name="P3"><text:tab/></text:p>
            </draw:text-box>
          </draw:frame>
        </presentation:notes>
      </draw:page>
      <draw:page draw:name="page6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plementations (MDA)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Sendmail </text:p>
              </text:list-item>
            </text:list>
            <text:list text:style-name="L4">
              <text:list-item>
                <text:list>
                  <text:list-item>
                    <text:p text:style-name="P5">yes it functions as a MDA as well</text:p>
                  </text:list-item>
                </text:list>
              </text:list-item>
            </text:list>
            <text:list text:style-name="L4">
              <text:list-item>
                <text:p text:style-name="P4">Procmail</text:p>
              </text:list-item>
            </text:list>
            <text:list text:style-name="L4">
              <text:list-item>
                <text:p text:style-name="P4">Spam assassin</text:p>
              </text:list-item>
            </text:list>
            <text:list text:style-name="L4">
              <text:list-item>
                <text:p text:style-name="P4">Cyrus</text:p>
              </text:list-item>
            </text:list>
            <text:list text:style-name="L4">
              <text:list-item>
                <text:p text:style-name="P4">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DA Storage Format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Mail messages are stored on disk differently when using different MDAs</text:p>
              </text:list-item>
            </text:list>
            <text:list text:style-name="L4">
              <text:list-item>
                <text:p text:style-name="P4">MBOX – the original</text:p>
              </text:list-item>
            </text:list>
            <text:list text:style-name="L4">
              <text:list-item>
                <text:list>
                  <text:list-item>
                    <text:p text:style-name="P5">One big flat file</text:p>
                  </text:list-item>
                </text:list>
              </text:list-item>
            </text:list>
            <text:list text:style-name="L4">
              <text:list-item>
                <text:p text:style-name="P4">Maildir – new and improved</text:p>
              </text:list-item>
            </text:list>
            <text:list text:style-name="L4">
              <text:list-item>
                <text:list>
                  <text:list-item>
                    <text:p text:style-name="P5">One message per file</text:p>
                  </text:list-item>
                </text:list>
              </text:list-item>
            </text:list>
            <text:list text:style-name="L4">
              <text:list-item>
                <text:p text:style-name="P4">MDA-specific formats</text:p>
              </text:list-item>
            </text:list>
            <text:list text:style-name="L4">
              <text:list-item>
                <text:list>
                  <text:list-item>
                    <text:p text:style-name="P5">BDB or other database or the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plementations (IMAP/POP3) </text:p>
          </draw:text-box>
        </draw:frame>
        <draw:frame presentation:style-name="pr4" draw:text-style-name="P4" draw:layer="layout" svg:width="25.199cm" svg:height="14.188cm" svg:x="1.4cm" svg:y="4.914cm" presentation:class="outline" presentation:user-transformed="true">
          <draw:text-box>
            <text:list text:style-name="L4">
              <text:list-item>
                <text:p text:style-name="P4">UW – University of Washington</text:p>
              </text:list-item>
            </text:list>
            <text:list text:style-name="L4">
              <text:list-item>
                <text:list>
                  <text:list-item>
                    <text:p text:style-name="P5">Reference implementation</text:p>
                  </text:list-item>
                </text:list>
              </text:list-item>
            </text:list>
            <text:list text:style-name="L4">
              <text:list-item>
                <text:p text:style-name="P4">Courier</text:p>
              </text:list-item>
            </text:list>
            <text:list text:style-name="L4">
              <text:list-item>
                <text:list>
                  <text:list-item>
                    <text:p text:style-name="P5">First to use maildir format</text:p>
                  </text:list-item>
                </text:list>
              </text:list-item>
            </text:list>
            <text:list text:style-name="L4">
              <text:list-item>
                <text:p text:style-name="P4">Cyrus</text:p>
              </text:list-item>
            </text:list>
            <text:list text:style-name="L4">
              <text:list-item>
                <text:list>
                  <text:list-item>
                    <text:p text:style-name="P5">Enterprise-Level IMAP/POP, Scales wel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ost difficult to configure</text:p>
                  </text:list-item>
                </text:list>
              </text:list-item>
            </text:list>
            <text:list text:style-name="L4">
              <text:list-item>
                <text:p text:style-name="P4">Dovecot</text:p>
              </text:list-item>
            </text:list>
            <text:list text:style-name="L4">
              <text:list-item>
                <text:list>
                  <text:list-item>
                    <text:p text:style-name="P5">Easy to us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 Next?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Webmail</text:p>
              </text:list-item>
            </text:list>
            <text:list text:style-name="L4">
              <text:list-item>
                <text:p text:style-name="P4">Mailing Lists</text:p>
              </text:list-item>
            </text:list>
            <text:list text:style-name="L4">
              <text:list-item>
                <text:p text:style-name="P4">Fetchmail</text:p>
              </text:list-item>
            </text:list>
            <text:list text:style-name="L4">
              <text:list-item>
                <text:p text:style-name="P4">Your own Mail server</text:p>
              </text:list-item>
            </text:list>
            <text:list text:style-name="L4">
              <text:list-item>
                <text:list>
                  <text:list-item>
                    <text:p text:style-name="P5">Own your own domain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Remember the MX reco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15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15T21:08:45</meta:creation-date>
    <dc:date>2006-06-17T13:22:51</dc:date>
    <dc:language>en-US</dc:language>
    <meta:editing-cycles>11</meta:editing-cycles>
    <meta:editing-duration>P1DT16H14M32S</meta:editing-duration>
    <meta:user-defined meta:name="licence">http://creativecommons.org/licenses/by-nc-sa/2.5/</meta:user-defined>
    <meta:user-defined meta:name="Info 2"/>
    <meta:user-defined meta:name="Info 3"/>
    <meta:user-defined meta:name="Info 4"/>
    <meta:document-statistic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left" draw:textarea-vertical-align="middle" fo:padding-left="0.508cm"/>
    </style:style>
    <style:style style:name="gr3" style:family="graphic" style:parent-style-name="standard">
      <style:graphic-properties draw:marker-end="Arrow" draw:marker-end-width="0.3cm" draw:textarea-horizontal-align="center" draw:textarea-vertical-align="bottom"/>
    </style:style>
    <style:style style:name="gr4" style:family="graphic" style:parent-style-name="measure">
      <style:graphic-properties draw:textarea-horizontal-align="center" draw:textarea-vertical-align="middle" draw:show-unit="true"/>
    </style:style>
    <style:style style:name="gr5" style:family="graphic" style:parent-style-name="standard">
      <style:graphic-properties draw:marker-end="Arrow" draw:textarea-horizontal-align="left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center"/>
      <style:text-properties fo:font-size="16pt"/>
    </style:style>
    <style:style style:name="T1" style:family="text">
      <style:text-properties fo:font-style="italic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033cm" svg:height="1.27cm" svg:x="1.058cm" svg:y="1.9cm"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.033cm" svg:height="1.27cm" svg:x="1.058cm" svg:y="4.853cm">
          <text:p text:style-name="P1">MU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.074cm" svg:y1="4.853cm" svg:x2="2.074cm" svg:y2="3.17cm" draw:start-shape="id1" draw:start-glue-point="0" draw:end-shape="id2" draw:end-glue-point="2">
          <text:p text:style-name="P3"><text:s text:c="2"/>SMTP</text:p>
        </draw:connector>
        <draw:custom-shape draw:style-name="gr1" draw:text-style-name="P2" draw:id="id3" draw:layer="layout" svg:width="2.033cm" svg:height="1.27cm" svg:x="8.938cm" svg:y="1.9cm"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3.091cm" svg:y1="2.535cm" svg:x2="8.938cm" svg:y2="2.535cm" draw:start-shape="id2" draw:start-glue-point="1" draw:end-shape="id3" draw:end-glue-point="3">
          <text:p text:style-name="P1">SMTP</text:p>
        </draw:connector>
        <draw:measure draw:style-name="gr4" draw:text-style-name="P2" draw:layer="measurelines" svg:x1="2.823cm" svg:y1="1.991cm" svg:x2="10.956cm" svg:y2="1.991cm">
          <text:p text:style-name="P1"><text:measure text:kind="gap"/>0 or more times</text:p>
        </draw:measure>
        <draw:custom-shape draw:style-name="gr1" draw:text-style-name="P2" draw:id="id4" draw:layer="layout" svg:width="2.033cm" svg:height="1.27cm" svg:x="8.938cm" svg:y="4.853cm">
          <text:p text:style-name="P1">M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9.954cm" svg:y1="3.17cm" svg:x2="9.954cm" svg:y2="4.853cm" draw:start-shape="id3" draw:start-glue-point="2" draw:end-shape="id4" draw:end-glue-point="0">
          <text:p text:style-name="P1"><text:s text:c="2"/>SMTP/LMTP/<text:span text:style-name="T1">none</text:span></text:p>
        </draw:connector>
        <draw:custom-shape draw:style-name="gr1" draw:text-style-name="P4" draw:id="id5" draw:layer="layout" svg:width="2.593cm" svg:height="1.905cm" svg:x="8.658cm" svg:y="7.266cm">
          <text:p text:style-name="P1"><text:span text:style-name="T2">disk</text:span></text:p>
          <text:p text:style-name="P1"><text:span text:style-name="T2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9.954cm" svg:y1="6.123cm" svg:x2="9.954cm" svg:y2="7.266cm" draw:start-shape="id4" draw:start-glue-point="2" draw:end-shape="id5" draw:end-glue-point="5">
          <text:p/>
        </draw:connector>
        <draw:custom-shape draw:style-name="gr1" draw:text-style-name="P2" draw:id="id6" draw:layer="layout" svg:width="3.901cm" svg:height="2.243cm" svg:x="11.575cm" svg:y="9.61cm">
          <text:p text:style-name="P1">IMAP /</text:p>
          <text:p text:style-name="P1">POP3</text:p>
          <text:p text:style-name="P1">da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1.575cm" svg:y1="10.731cm" svg:x2="9.954cm" svg:y2="9.171cm" draw:start-shape="id6" draw:start-glue-point="3" draw:end-shape="id5" draw:end-glue-point="7">
          <text:p/>
        </draw:connector>
        <draw:custom-shape draw:style-name="gr1" draw:text-style-name="P2" draw:id="id7" draw:layer="layout" svg:width="2.033cm" svg:height="1.27cm" svg:x="18.459cm" svg:y="10.096cm">
          <text:p text:style-name="P1">MU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8.459cm" svg:y1="10.731cm" svg:x2="15.476cm" svg:y2="10.731cm" draw:start-shape="id7" draw:start-glue-point="3" draw:end-shape="id6" draw:end-glue-point="1">
          <text:p text:style-name="P1">IMAP /</text:p>
          <text:p text:style-name="P1">POP3</text:p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